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eX Gyre Bonum" svg:font-family="'TeX Gyre Bonum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75in" fo:margin-left="0.0139in" fo:margin-top="0in" fo:margin-bottom="0in" table:align="left" style:writing-mode="lr-tb"/>
    </style:style>
    <style:style style:name="Table1.A" style:family="table-column">
      <style:table-column-properties style:column-width="6.68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P1" style:family="paragraph" style:parent-style-name="Table_20_Contents">
      <style:text-properties style:font-name="TeX Gyre Bonum" fo:font-size="10pt" officeooo:paragraph-rsid="00062dce" style:font-size-asian="10pt" style:font-size-complex="10pt"/>
    </style:style>
    <style:style style:name="P2" style:family="paragraph" style:parent-style-name="Table_20_Contents">
      <style:text-properties officeooo:paragraph-rsid="00062dce"/>
    </style:style>
    <style:style style:name="P3" style:family="paragraph" style:parent-style-name="Standard">
      <style:text-properties officeooo:paragraph-rsid="00062dce"/>
    </style:style>
    <style:style style:name="P4" style:family="paragraph">
      <style:paragraph-properties fo:text-align="center"/>
    </style:style>
    <style:style style:name="T1" style:family="text">
      <style:text-properties style:font-name="TeX Gyre Bonum" fo:font-size="10pt" style:font-size-asian="10pt" style:font-size-complex="10pt"/>
    </style:style>
    <style:style style:name="T2" style:family="text">
      <style:text-properties style:font-name="TeX Gyre Bonum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eX Gyre Bonum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text-position="sub 58%" style:font-name="TeX Gyre Bonum" fo:font-size="10pt" style:font-size-asian="10pt" style:font-size-complex="10pt"/>
    </style:style>
    <style:style style:name="T5" style:family="text">
      <style:text-properties style:text-position="sub 58%" style:font-name="TeX Gyre Bonum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text-position="sub 58%" style:font-name="TeX Gyre Bonum" fo:font-size="10pt" fo:font-weight="bold" style:font-size-asian="10pt" style:font-weight-asian="bold" style:font-size-complex="10pt" style:font-weight-complex="bold"/>
    </style:style>
    <style:style style:name="T7" style:family="text">
      <style:text-properties style:text-position="0% 100%" style:font-name="TeX Gyre Bonum" fo:font-size="10pt" style:font-size-asian="10pt" style:font-size-complex="10pt"/>
    </style:style>
    <style:style style:name="T8" style:family="text">
      <style:text-properties style:text-position="0% 100%" style:font-name="TeX Gyre Bonum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text-position="0% 100%" style:font-name="TeX Gyre Bonum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solid" svg:stroke-width="0in" svg:stroke-color="#000000" draw:marker-end="msArrowEnd_20_5" draw:marker-end-width="0.0827in" draw:marker-end-center="false" draw:stroke-linejoin="round" draw:fill="none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msArrowEnd_20_5" draw:marker-start-width="0.0827in" draw:marker-start-center="false" draw:stroke-linejoin="round" draw:fill="none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1"><text:s text:c="10"/></text:span><text:span text:style-name="T2">User <text:s/>U</text:span><text:span text:style-name="T1"> <text:s text:c="97"/></text:span><text:span text:style-name="T2">GW Node</text:span></text:p>
            <text:p text:style-name="P2"><text:span text:style-name="T1"><text:s text:c="9"/>(ID</text:span><text:span text:style-name="T4">u <text:s/></text:span><text:span text:style-name="T7">, pw</text:span><text:span text:style-name="T4">u, </text:span><text:span text:style-name="T8">B</text:span><text:span text:style-name="T5">u</text:span><text:span text:style-name="T1">) <text:s text:c="94"/>(s,y)</text:span></text:p>
            <text:p text:style-name="P1"/>
            <text:p text:style-name="P2"><text:span text:style-name="T1"><text:s text:c="5"/>Selects a random number : </text:span><text:span text:style-name="T2">b</text:span><text:span text:style-name="T6">u</text:span></text:p>
            <text:p text:style-name="P2"><text:span text:style-name="T7"><text:s text:c="5"/>V= h (pw</text:span><text:span text:style-name="T4">u</text:span><text:span text:style-name="T7"> || b</text:span><text:span text:style-name="T4">u</text:span><text:span text:style-name="T7">)</text:span></text:p>
            <text:p text:style-name="P2"><text:span text:style-name="T7"><text:s text:c="5"/>Q= h ((B</text:span><text:span text:style-name="T4">u</text:span><text:span text:style-name="T7"> </text:span><text:span text:style-name="T1">⊕</text:span><text:span text:style-name="T7"> ID</text:span><text:span text:style-name="T4">u)</text:span><text:span text:style-name="T7">)|| b</text:span><text:span text:style-name="T4">u</text:span><text:span text:style-name="T7">)</text:span></text:p>
            <text:p text:style-name="P2"><text:span text:style-name="T7"><text:s text:c="69"/>(ID</text:span><text:span text:style-name="T4">u</text:span><text:span text:style-name="T7">, V, Q)</text:span></text:p>
            <text:p text:style-name="P1"><draw:line text:anchor-type="paragraph" draw:z-index="0" draw:style-name="gr1" draw:text-style-name="P4" svg:x1="1.1835in" svg:y1="0.0681in" svg:x2="5.2764in" svg:y2="0.0681in"><text:p/></draw:line></text:p>
            <text:p text:style-name="P2"><text:span text:style-name="T1"><text:s text:c="117"/>K</text:span><text:span text:style-name="T4">u</text:span><text:span text:style-name="T7"> = h (ID</text:span><text:span text:style-name="T4">u </text:span><text:span text:style-name="T7">|| s )</text:span><text:span text:style-name="T1"> <text:s/></text:span></text:p>
            <text:p text:style-name="P2"><text:span text:style-name="T1"><text:s text:c="115"/>T</text:span><text:span text:style-name="T4">u</text:span><text:span text:style-name="T7"> = h (ID</text:span><text:span text:style-name="T4">u</text:span><text:span text:style-name="T7"> || V || Q)</text:span><text:span text:style-name="T1"> <text:s text:c="112"/></text:span></text:p>
            <text:p text:style-name="P2"><text:span text:style-name="T1"><text:s text:c="105"/>W</text:span><text:span text:style-name="T4">u</text:span><text:span text:style-name="T7"> = h (ID</text:span><text:span text:style-name="T4">u</text:span><text:span text:style-name="T7"> ⊕ (V || Q)) ⊕ K</text:span><text:span text:style-name="T4">u</text:span></text:p>
            <text:p text:style-name="P2"><text:span text:style-name="T4"><text:s text:c="177"/></text:span><text:span text:style-name="T7">Generate a random number </text:span><text:span text:style-name="T9">n</text:span></text:p>
            <text:p text:style-name="P2"><text:span text:style-name="T1"><text:s text:c="122"/>MID = (ID</text:span><text:span text:style-name="T4">u</text:span><text:span text:style-name="T7"> || n</text:span><text:span text:style-name="T1">)</text:span><text:span text:style-name="T4">s</text:span></text:p>
            <text:p text:style-name="P2"><text:span text:style-name="T7"><text:s text:c="50"/></text:span><text:span text:style-name="T9">Smartcard</text:span><text:span text:style-name="T7"> (ID</text:span><text:span text:style-name="T4">GW</text:span><text:span text:style-name="T7">, T</text:span><text:span text:style-name="T4">u </text:span><text:span text:style-name="T7"><text:s/>,W</text:span><text:span text:style-name="T4">u </text:span><text:span text:style-name="T7">, MID, h(.)) <text:s text:c="16"/></text:span></text:p>
            <text:p text:style-name="P1"><draw:line text:anchor-type="paragraph" draw:z-index="1" draw:style-name="gr2" draw:text-style-name="P4" svg:x1="1.1626in" svg:y1="0.0366in" svg:x2="5.2555in" svg:y2="0.0366in"><text:p/></draw:line></text:p>
            <text:p text:style-name="P2"><text:span text:style-name="T1"><text:s text:c="5"/>Store in </text:span><text:span text:style-name="T2">Smartcard</text:span><text:span text:style-name="T3"> (Q , b</text:span><text:span text:style-name="T5">u</text:span><text:span text:style-name="T8"> ,</text:span><text:span text:style-name="T3"> </text:span><text:span text:style-name="T8">ID</text:span><text:span text:style-name="T5">GW</text:span><text:span text:style-name="T8">, T</text:span><text:span text:style-name="T5">u </text:span><text:span text:style-name="T8"><text:s/>,W</text:span><text:span text:style-name="T5">u </text:span><text:span text:style-name="T8">, MID, h(.)</text:span><text:span text:style-name="T3">)</text:span><text:span text:style-name="T1"> </text:span></text:p>
            <text:p text:style-name="P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eX Gyre Bonum" svg:font-family="'TeX Gyre Bonum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0:38:47.061478513</meta:creation-date>
    <dc:date>2015-04-16T08:17:01.546538130</dc:date>
    <meta:editing-duration>PT21H13M48S</meta:editing-duration>
    <meta:editing-cycles>1</meta:editing-cycles>
    <meta:document-statistic meta:table-count="1" meta:image-count="0" meta:object-count="0" meta:page-count="1" meta:paragraph-count="13" meta:word-count="84" meta:character-count="1436" meta:non-whitespace-character-count="243"/>
    <meta:generator>LibreOffice/4.2.7.2$Linux_X86_64 LibreOffice_project/420m0$Build-2</meta:generator>
  </office:meta>
</office:document-meta>
</file>